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ransport New Heavy" svg:font-family="'Transport New Heavy'" style:font-pitch="variable"/>
    <style:font-face style:name="Transport New Light" svg:font-family="'Transport New Light'" style:font-pitch="variable"/>
  </office:font-face-decls>
  <office:automatic-styles>
    <style:style style:name="P1" style:family="paragraph" style:parent-style-name="Standard">
      <style:paragraph-properties fo:margin-top="0.101cm" fo:margin-bottom="0.101cm" style:contextual-spacing="false"/>
      <style:text-properties style:font-name="Transport New Heavy" fo:font-size="18pt" officeooo:rsid="001c5c4e" officeooo:paragraph-rsid="001c5c4e" style:font-size-asian="15.75pt" style:font-size-complex="18pt"/>
    </style:style>
    <style:style style:name="P2" style:family="paragraph" style:parent-style-name="Standard">
      <style:text-properties style:font-name="Transport New Heavy" fo:font-size="18pt" officeooo:rsid="001c5c4e" officeooo:paragraph-rsid="0026dad9" style:font-size-asian="15.75pt" style:font-size-complex="18pt"/>
    </style:style>
    <style:style style:name="P3" style:family="paragraph" style:parent-style-name="Standard">
      <style:paragraph-properties fo:margin-top="0.101cm" fo:margin-bottom="0.101cm" style:contextual-spacing="false"/>
      <style:text-properties style:font-name="Transport New Heavy" officeooo:rsid="00199777" officeooo:paragraph-rsid="00199777"/>
    </style:style>
    <style:style style:name="P4" style:family="paragraph" style:parent-style-name="Standard">
      <style:paragraph-properties fo:margin-top="0.101cm" fo:margin-bottom="0.101cm" style:contextual-spacing="false"/>
      <style:text-properties style:font-name="Transport New Heavy" officeooo:rsid="00199777" officeooo:paragraph-rsid="0026dad9"/>
    </style:style>
    <style:style style:name="P5" style:family="paragraph" style:parent-style-name="Standard">
      <style:paragraph-properties fo:margin-top="0.101cm" fo:margin-bottom="0.101cm" style:contextual-spacing="false"/>
      <style:text-properties style:font-name="Transport New Heavy" fo:font-size="9pt" officeooo:rsid="001ee4f2" officeooo:paragraph-rsid="001f8263" style:font-size-asian="9pt" style:font-size-complex="9pt"/>
    </style:style>
    <style:style style:name="P6" style:family="paragraph" style:parent-style-name="Standard">
      <style:paragraph-properties fo:margin-top="0.101cm" fo:margin-bottom="0.101cm" style:contextual-spacing="false"/>
      <style:text-properties style:font-name="Transport New Heavy" officeooo:rsid="001ee4f2" officeooo:paragraph-rsid="001ee4f2"/>
    </style:style>
    <style:style style:name="P7" style:family="paragraph" style:parent-style-name="Standard">
      <style:paragraph-properties fo:margin-top="0.101cm" fo:margin-bottom="0.101cm" style:contextual-spacing="false"/>
      <style:text-properties style:font-name="Transport New Heavy" officeooo:rsid="001ee4f2" officeooo:paragraph-rsid="0028debb"/>
    </style:style>
    <style:style style:name="P8" style:family="paragraph" style:parent-style-name="Standard">
      <style:text-properties style:font-name="Transport New Light" fo:font-size="9pt" fo:font-weight="normal" officeooo:rsid="001ee4f2" officeooo:paragraph-rsid="001ee4f2" style:font-size-asian="9pt" style:font-weight-asian="normal" style:font-size-complex="9pt" style:font-weight-complex="normal"/>
    </style:style>
    <style:style style:name="P9" style:family="paragraph" style:parent-style-name="Standard">
      <style:paragraph-properties fo:margin-top="0.101cm" fo:margin-bottom="0.101cm" style:contextual-spacing="false"/>
      <style:text-properties style:font-name="Transport New Light" fo:font-size="9pt" fo:font-weight="normal" officeooo:rsid="001f8263" officeooo:paragraph-rsid="001f8263" style:font-size-asian="7.84999990463257pt" style:font-weight-asian="normal" style:font-size-complex="9pt" style:font-weight-complex="normal"/>
    </style:style>
    <style:style style:name="P10" style:family="paragraph" style:parent-style-name="Standard">
      <style:paragraph-properties fo:margin-top="0.101cm" fo:margin-bottom="0.101cm" style:contextual-spacing="false"/>
      <style:text-properties style:font-name="Transport New Light" fo:font-size="9pt" officeooo:rsid="001ee4f2" officeooo:paragraph-rsid="001ee4f2" style:font-size-asian="9pt" style:font-size-complex="9pt"/>
    </style:style>
    <style:style style:name="P11" style:family="paragraph" style:parent-style-name="Standard">
      <style:paragraph-properties fo:margin-top="0.101cm" fo:margin-bottom="0.101cm" style:contextual-spacing="false"/>
      <style:text-properties style:font-name="Transport New Light" fo:font-size="9pt" officeooo:rsid="001ee4f2" officeooo:paragraph-rsid="001f8263" style:font-size-asian="9pt" style:font-size-complex="9pt"/>
    </style:style>
    <style:style style:name="P12" style:family="paragraph" style:parent-style-name="Standard">
      <style:text-properties style:font-name="Transport New Light" fo:font-size="9pt" officeooo:rsid="00199777" officeooo:paragraph-rsid="0026dad9" style:font-size-asian="9pt" style:font-size-complex="9pt"/>
    </style:style>
    <style:style style:name="P13" style:family="paragraph" style:parent-style-name="Standard">
      <style:paragraph-properties fo:margin-top="0.101cm" fo:margin-bottom="0.101cm" style:contextual-spacing="false"/>
      <style:text-properties style:font-name="Transport New Light" fo:font-size="9pt" officeooo:rsid="0028debb" officeooo:paragraph-rsid="0028debb" style:font-size-asian="9pt" style:font-size-complex="9pt"/>
    </style:style>
    <style:style style:name="P14" style:family="paragraph" style:parent-style-name="Standard">
      <style:paragraph-properties fo:margin-top="0.101cm" fo:margin-bottom="0.101cm" style:contextual-spacing="false"/>
      <style:text-properties style:font-name="Transport New Light" fo:font-size="9pt" fo:font-weight="bold" officeooo:rsid="001ee4f2" officeooo:paragraph-rsid="001f8263" style:font-size-asian="9pt" style:font-weight-asian="bold" style:font-size-complex="9pt" style:font-weight-complex="bold"/>
    </style:style>
    <style:style style:name="P15" style:family="paragraph" style:parent-style-name="Standard">
      <style:paragraph-properties fo:margin-top="0.101cm" fo:margin-bottom="0.101cm" style:contextual-spacing="false"/>
      <style:text-properties officeooo:paragraph-rsid="00285ae1"/>
    </style:style>
    <style:style style:name="P16" style:family="paragraph" style:parent-style-name="Standard" style:list-style-name="L1">
      <style:text-properties style:font-name="Transport New Light" fo:font-size="9pt" officeooo:rsid="00199777" officeooo:paragraph-rsid="00199777" style:font-size-asian="9pt" style:font-size-complex="9pt"/>
    </style:style>
    <style:style style:name="P17" style:family="paragraph" style:parent-style-name="Standard" style:list-style-name="L1">
      <style:paragraph-properties fo:margin-top="0.101cm" fo:margin-bottom="0.101cm" style:contextual-spacing="false"/>
      <style:text-properties style:font-name="Transport New Light" fo:font-size="9pt" officeooo:rsid="00199777" officeooo:paragraph-rsid="00199777" style:font-size-asian="9pt" style:font-size-complex="9pt"/>
    </style:style>
    <style:style style:name="P18" style:family="paragraph" style:parent-style-name="Standard" style:list-style-name="L1">
      <style:paragraph-properties fo:margin-top="0.101cm" fo:margin-bottom="0.101cm" style:contextual-spacing="false"/>
      <style:text-properties style:font-name="Transport New Light" fo:font-size="9pt" officeooo:rsid="00199777" officeooo:paragraph-rsid="001adfaf" style:font-size-asian="9pt" style:font-size-complex="9pt"/>
    </style:style>
    <style:style style:name="P19" style:family="paragraph" style:parent-style-name="Standard" style:list-style-name="L1">
      <style:text-properties style:font-name="Transport New Light" fo:font-size="9pt" officeooo:rsid="00199777" officeooo:paragraph-rsid="001e1989" style:font-size-asian="9pt" style:font-size-complex="9pt"/>
    </style:style>
    <style:style style:name="P20" style:family="paragraph" style:parent-style-name="Standard" style:list-style-name="L1">
      <style:paragraph-properties fo:margin-top="0.101cm" fo:margin-bottom="0.101cm" style:contextual-spacing="false"/>
      <style:text-properties style:font-name="Transport New Light" fo:font-size="9pt" officeooo:rsid="0026dad9" officeooo:paragraph-rsid="0026dad9" style:font-size-asian="9pt" style:font-size-complex="9pt"/>
    </style:style>
    <style:style style:name="P21" style:family="paragraph" style:parent-style-name="Standard">
      <style:text-properties style:font-name="Transport New Light" fo:font-size="9pt" officeooo:rsid="0026dad9" officeooo:paragraph-rsid="0026dad9" style:font-size-asian="9pt" style:font-size-complex="9pt"/>
    </style:style>
    <style:style style:name="P22" style:family="paragraph" style:parent-style-name="Standard" style:list-style-name="L1">
      <style:paragraph-properties fo:margin-top="0.101cm" fo:margin-bottom="0.101cm" style:contextual-spacing="false"/>
      <style:text-properties style:font-name="Transport New Light" fo:font-size="9pt" officeooo:rsid="001adfaf" officeooo:paragraph-rsid="001adfaf" style:font-size-asian="9pt" style:font-size-complex="9pt"/>
    </style:style>
    <style:style style:name="P23" style:family="paragraph" style:parent-style-name="Standard" style:list-style-name="L1">
      <style:paragraph-properties fo:margin-top="0.101cm" fo:margin-bottom="0.101cm" style:contextual-spacing="false"/>
      <style:text-properties style:font-name="Transport New Light" fo:font-size="9pt" officeooo:rsid="001c0ba5" officeooo:paragraph-rsid="001e9e2a" style:font-size-asian="9pt" style:font-size-complex="9pt"/>
    </style:style>
    <style:style style:name="P24" style:family="paragraph" style:parent-style-name="Standard" style:list-style-name="L1">
      <style:paragraph-properties fo:margin-top="0.101cm" fo:margin-bottom="0.101cm" style:contextual-spacing="false"/>
      <style:text-properties style:font-name="Transport New Light" fo:font-size="9pt" officeooo:rsid="001c0ba5" officeooo:paragraph-rsid="001ee4f2" style:font-size-asian="9pt" style:font-size-complex="9pt"/>
    </style:style>
    <style:style style:name="P25" style:family="paragraph" style:parent-style-name="Standard" style:list-style-name="L1">
      <style:paragraph-properties fo:margin-top="0.101cm" fo:margin-bottom="0.101cm" style:contextual-spacing="false"/>
      <style:text-properties style:font-name="Transport New Light" fo:font-size="9pt" officeooo:rsid="001c0ba5" officeooo:paragraph-rsid="0028debb" style:font-size-asian="9pt" style:font-size-complex="9pt"/>
    </style:style>
    <style:style style:name="P26" style:family="paragraph" style:parent-style-name="Standard" style:list-style-name="L1">
      <style:paragraph-properties fo:margin-top="0.101cm" fo:margin-bottom="0.101cm" style:contextual-spacing="false"/>
      <style:text-properties style:font-name="Transport New Light" fo:font-size="9pt" officeooo:rsid="001e9e2a" officeooo:paragraph-rsid="001e1989" style:font-size-asian="9pt" style:font-size-complex="9pt"/>
    </style:style>
    <style:style style:name="P27" style:family="paragraph" style:parent-style-name="Standard" style:list-style-name="L1">
      <style:paragraph-properties fo:margin-top="0.101cm" fo:margin-bottom="0.101cm" style:contextual-spacing="false"/>
      <style:text-properties style:font-name="Transport New Light" fo:font-size="9pt" officeooo:rsid="001e9e2a" officeooo:paragraph-rsid="001e9e2a" style:font-size-asian="9pt" style:font-size-complex="9pt"/>
    </style:style>
    <style:style style:name="P28" style:family="paragraph" style:parent-style-name="Standard" style:list-style-name="L1">
      <style:paragraph-properties fo:margin-top="0.101cm" fo:margin-bottom="0.101cm" style:contextual-spacing="false"/>
      <style:text-properties style:font-name="Transport New Light" fo:font-size="9pt" officeooo:rsid="0028debb" officeooo:paragraph-rsid="0028debb" style:font-size-asian="9pt" style:font-size-complex="9pt"/>
    </style:style>
    <style:style style:name="P29" style:family="paragraph" style:parent-style-name="Standard">
      <style:paragraph-properties fo:margin-top="0.101cm" fo:margin-bottom="0.101cm" style:contextual-spacing="false"/>
      <style:text-properties style:font-name="Transport New Light" fo:font-size="9pt" officeooo:rsid="0030c7d9" officeooo:paragraph-rsid="0030c7d9" style:font-size-asian="9pt" style:font-size-complex="9pt"/>
    </style:style>
    <style:style style:name="P30" style:family="paragraph" style:parent-style-name="Standard">
      <style:paragraph-properties fo:margin-top="0.101cm" fo:margin-bottom="0.101cm" style:contextual-spacing="false"/>
      <style:text-properties style:font-name="Transport New Heavy" officeooo:rsid="001e1989" officeooo:paragraph-rsid="0028debb"/>
    </style:style>
    <style:style style:name="P31" style:family="paragraph" style:parent-style-name="Standard">
      <style:paragraph-properties fo:margin-top="0.101cm" fo:margin-bottom="0.101cm" style:contextual-spacing="false"/>
      <style:text-properties style:font-name="Transport New Heavy" officeooo:rsid="002f7037" officeooo:paragraph-rsid="002f7037"/>
    </style:style>
    <style:style style:name="P32" style:family="paragraph" style:parent-style-name="Standard">
      <style:paragraph-properties fo:margin-top="0.101cm" fo:margin-bottom="0.101cm" style:contextual-spacing="false"/>
      <style:text-properties officeooo:paragraph-rsid="001ee4f2"/>
    </style:style>
    <style:style style:name="T1" style:family="text">
      <style:text-properties officeooo:rsid="001adfaf"/>
    </style:style>
    <style:style style:name="T2" style:family="text">
      <style:text-properties officeooo:rsid="001c0ba5"/>
    </style:style>
    <style:style style:name="T3" style:family="text">
      <style:text-properties style:font-name="Transport New Light" fo:font-weight="bold" style:font-weight-asian="bold" style:font-weight-complex="bold"/>
    </style:style>
    <style:style style:name="T4" style:family="text">
      <style:text-properties style:font-name="Transport New Light" fo:font-weight="bold" officeooo:rsid="001f8263" style:font-weight-asian="bold" style:font-weight-complex="bold"/>
    </style:style>
    <style:style style:name="T5" style:family="text">
      <style:text-properties style:font-name="Transport New Light" fo:font-weight="normal" officeooo:rsid="001f8263" style:font-weight-asian="normal" style:font-weight-complex="normal"/>
    </style:style>
    <style:style style:name="T6" style:family="text">
      <style:text-properties style:font-name="Transport New Light" officeooo:rsid="001f8263"/>
    </style:style>
    <style:style style:name="T7" style:family="text">
      <style:text-properties style:font-name="Transport New Light" fo:font-size="9pt" fo:font-weight="normal" officeooo:rsid="002168de" style:font-size-asian="9pt" style:font-weight-asian="normal" style:font-size-complex="9pt" style:font-weight-complex="normal"/>
    </style:style>
    <style:style style:name="T8" style:family="text">
      <style:text-properties style:font-name="Transport New Light" fo:font-size="9pt" officeooo:rsid="001ee4f2" style:font-size-asian="9pt" style:font-size-complex="9pt"/>
    </style:style>
    <style:style style:name="T9" style:family="text">
      <style:text-properties style:font-name="Transport New Light" fo:font-size="9pt" officeooo:rsid="0026dad9" style:font-size-asian="9pt" style:font-size-complex="9pt"/>
    </style:style>
    <style:style style:name="T10" style:family="text">
      <style:text-properties style:font-name="Transport New Light" fo:font-size="9pt" officeooo:rsid="0030c7d9" style:font-size-asian="9pt" style:font-size-complex="9pt"/>
    </style:style>
    <style:style style:name="T11" style:family="text">
      <style:text-properties officeooo:rsid="001e9e2a"/>
    </style:style>
    <style:style style:name="T12" style:family="text">
      <style:text-properties officeooo:rsid="001ee4f2"/>
    </style:style>
    <style:style style:name="T13" style:family="text">
      <style:text-properties officeooo:rsid="0020dadf"/>
    </style:style>
    <style:style style:name="T14" style:family="text">
      <style:text-properties officeooo:rsid="002168de"/>
    </style:style>
    <style:style style:name="T15" style:family="text">
      <style:text-properties officeooo:rsid="00229378"/>
    </style:style>
    <style:style style:name="T16" style:family="text">
      <style:text-properties officeooo:rsid="0026dad9"/>
    </style:style>
    <style:style style:name="T17" style:family="text">
      <style:text-properties fo:font-style="normal" officeooo:rsid="001adfaf" style:font-style-asian="normal" style:font-style-complex="normal"/>
    </style:style>
    <style:style style:name="T18" style:family="text">
      <style:text-properties officeooo:rsid="0028debb"/>
    </style:style>
    <style:style style:name="T19" style:family="text">
      <style:text-properties officeooo:rsid="0028ee12"/>
    </style:style>
    <style:style style:name="T20" style:family="text">
      <style:text-properties officeooo:rsid="002ea090"/>
    </style:style>
    <style:style style:name="T21" style:family="text">
      <style:text-properties officeooo:rsid="002f7037"/>
    </style:style>
    <style:style style:name="T22" style:family="text">
      <style:text-properties fo:font-size="9pt" style:font-size-asian="9pt" style:font-size-complex="9pt"/>
    </style:style>
    <style:style style:name="T23" style:family="text">
      <style:text-properties officeooo:rsid="002b923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y B<text:span text:style-name="T16">ike</text:span>’s Got LED Controller Board</text:p>
      <text:p text:style-name="P9">mcqn.com/ibal2<text:span text:style-name="T16">34</text:span>/</text:p>
      <text:p text:style-name="P2"/>
      <text:p text:style-name="P4"><text:span text:style-name="T16">S</text:span>etting <text:span text:style-name="T16">Up</text:span></text:p>
      <text:p text:style-name="P21"><text:span text:style-name="T17"/></text:p>
      <text:list xml:id="list1614157020" text:style-name="L1">
        <text:list-item>
          <text:p text:style-name="P20">Using <text:span text:style-name="T19">velcro</text:span> ties fix the lights to your frame, making sure the green plug reaches to where you are mounting the My Baby’s got LED board to your bike.</text:p>
        </text:list-item>
      </text:list>
      <text:p text:style-name="P12"/>
      <text:p text:style-name="P3">Getting Started</text:p>
      <text:list xml:id="list113421206132632" text:continue-numbering="true" text:style-name="L1">
        <text:list-header>
          <text:p text:style-name="P16"/>
        </text:list-header>
        <text:list-item>
          <text:p text:style-name="P17">Connect your lights <text:span text:style-name="T1">to the My B</text:span><text:span text:style-name="T16">ike</text:span><text:span text:style-name="T1">’s Got LED controller</text:span> with the<text:span text:style-name="T1"> green terminal block. </text:span></text:p>
        </text:list-item>
        <text:list-item>
          <text:p text:style-name="P18">Plug your <text:span text:style-name="T16">Battery pack</text:span> <text:span text:style-name="T1">into the white </text:span><text:span text:style-name="T16">JST</text:span><text:span text:style-name="T1"> connector on the side of </text:span><text:span text:style-name="T16">the</text:span><text:span text:style-name="T1"> My B</text:span><text:span text:style-name="T16">ike</text:span><text:span text:style-name="T1">’s Got LED controller board.</text:span></text:p>
        </text:list-item>
        <text:list-item>
          <text:p text:style-name="P22"><text:span text:style-name="T16">Turn on the board with the On/Off switch</text:span>. <text:s/>The “<text:span text:style-name="T20">Charging</text:span>” light<text:span text:style-name="T21">s</text:span> should illuminate on the controller board; the first 30 LEDs on your LED strip will light up amber.</text:p>
        </text:list-item>
        <text:list-item>
          <text:p text:style-name="P22"><text:span text:style-name="T2">It will create a new WiFi network called “WLED-AP” with a password of “wled1234”. Connect to that with your phone or computer.</text:span></text:p>
        </text:list-item>
        <text:list-item>
          <text:p text:style-name="P23">You’ll be redirected to the WLED welcome page, from there you can control the lights directly</text:p>
          <text:p text:style-name="P23"/>
        </text:list-item>
      </text:list>
      <text:p text:style-name="P30">Connecting the Controller to Your Network <text:s/></text:p>
      <text:p text:style-name="P31"><text:span text:style-name="T22">It might be more convenient for you to connect the board to your local wifi while you are setting it up. Of course when you are out on your bike you won’t have this option but you will still be able to connect via the access point as described above.</text:span></text:p>
      <text:list xml:id="list113420627489728" text:continue-numbering="true" text:style-name="L1">
        <text:list-header>
          <text:p text:style-name="P19"/>
        </text:list-header>
        <text:list-item text:start-value="1">
          <text:p text:style-name="P26">Run through the steps in “Getting Started” above.</text:p>
        </text:list-item>
        <text:list-item>
          <text:p text:style-name="P27">When you get to the WLED welcome page, choose the “WiFi Settings” option.</text:p>
        </text:list-item>
        <text:list-item>
          <text:p text:style-name="P23"><text:span text:style-name="T11">Enter</text:span> the details of your WiFi so that it can connect to your network (then you’ll be able to control it from any computer/phone on your network) <text:span text:style-name="T11">but DO NOT click on save just yet!</text:span></text:p>
        </text:list-item>
        <text:list-item>
          <text:p text:style-name="P23"><text:span text:style-name="T11">Find the mDNS setting. <text:s/>Y</text:span>ou might want to give your controller board a better mDNS name so it’s easier to connect to from your network. <text:s/><text:span text:style-name="T11">At the very least you should </text:span>make a note of the name, <text:span text:style-name="T11">as you’ll need it in a moment. </text:span></text:p>
        </text:list-item>
        <text:list-item>
          <text:p text:style-name="P23"><text:span text:style-name="T11">Now you can save the settings </text:span><text:span text:style-name="T13">by </text:span><text:span text:style-name="T14">clicking “Save &amp; Connect”</text:span><text:span text:style-name="T11">.</text:span></text:p>
        </text:list-item>
        <text:list-item>
          <text:p text:style-name="P27">Connect back to your network with your phone/laptop (usually this happens automatically when the controller board turns off the WLED-AP network.</text:p>
        </text:list-item>
        <text:list-item>
          <text:p text:style-name="P24"><text:span text:style-name="T11">In a web browser, go to the </text:span><text:span text:style-name="T12">name that you made a note of in step 4. </text:span><text:span text:style-name="T15">If you changed the mDNS name you will need to reset the board by pressing the pink reset button for the new name to take effect.</text:span></text:p>
        </text:list-item>
        <text:list-item>
          <text:p text:style-name="P24"><text:span text:style-name="T12">Now you can control the lights as</text:span> before.</text:p>
          <text:p text:style-name="P24"/>
        </text:list-item>
      </text:list>
      <text:p text:style-name="P6">Status Lights</text:p>
      <text:p text:style-name="P10"/>
      <text:p text:style-name="P15"><text:span text:style-name="T8">The My B</text:span><text:span text:style-name="T9">ike</text:span><text:span text:style-name="T8">’s Got LED controller board has </text:span><text:span text:style-name="T10">four yellow</text:span><text:span text:style-name="T8"> status lights. </text:span><text:span text:style-name="T10">These will either show the status of the battery when you first switch the board on, or the charging status if a USB cable is connected.</text:span></text:p>
      <text:p text:style-name="P32"><text:span text:style-name="T7"/></text:p>
      <text:p text:style-name="P8"/>
      <text:p text:style-name="P7"><text:span text:style-name="T18">Creating a pr</text:span>eset</text:p>
      <text:p text:style-name="P13">To change the default light pattern when you first turn on your lights you will need to create a preset.</text:p>
      <text:list xml:id="list113422220031436" text:continue-list="list113420627489728" text:style-name="L1">
        <text:list-item text:start-value="1">
          <text:p text:style-name="P28">Using the ‘Colors” and “effects” settings create the light pattern you would like as the default.</text:p>
        </text:list-item>
        <text:list-item>
          <text:p text:style-name="P28">Click on the presets menu, and then “+ preset”</text:p>
        </text:list-item>
        <text:list-item>
          <text:p text:style-name="P28"><text:soft-page-break/>Make sure “Use current state” is ticked and click save. NB remember the ID number you are saving this preset to.</text:p>
        </text:list-item>
        <text:list-item>
          <text:p text:style-name="P25"><text:span text:style-name="T18">Click on the “Config” menu and select “LED Preferences”</text:span><text:span text:style-name="T11">. </text:span><text:span text:style-name="T18">Scroll down to find “Defaults”. In </text:span><text:span text:style-name="T11">“Apply preset _ </text:span><text:span text:style-name="T18">at boot” put in the ID number from step 3. Click save.</text:span></text:p>
        </text:list-item>
        <text:list-item>
          <text:p text:style-name="P28">Your board will now default to this preset when it is powered up.</text:p>
          <text:p text:style-name="P28"><text:s/></text:p>
        </text:list-item>
      </text:list>
      <text:p text:style-name="P7">Factory Reset</text:p>
      <text:p text:style-name="P29">To perform a factory reset of your device connect to the WLED controller interface as described above. </text:p>
      <text:p text:style-name="P29">Click on the ‘Config’ button and select ‘<text:span text:style-name="T23">Security and updates’</text:span></text:p>
      <text:p text:style-name="P29">Tick the ‘Factory reset’ checkbox and press ‘Save and reboot’</text:p>
      <text:p text:style-name="P8"/>
      <text:p text:style-name="P6">More Information</text:p>
      <text:p text:style-name="P10"/>
      <text:p text:style-name="P11">There’s lots more information about the WLED software available at </text:p>
      <text:p text:style-name="P5"><text:a xlink:type="simple" xlink:href="https://kno.wled.ge/" text:style-name="Internet_20_link" text:visited-style-name="Visited_20_Internet_20_Link"><text:span text:style-name="T3">https://kno.wled.ge/</text:span></text:a></text:p>
      <text:p text:style-name="P14"/>
      <text:p text:style-name="P5"><text:span text:style-name="T6">If you have any other questions, drop us a line at </text:span><text:span text:style-name="T4">info@mcqn.com</text:span><text:span text:style-name="T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ransport New Heavy" svg:font-family="'Transport New Heavy'" style:font-pitch="variable"/>
    <style:font-face style:name="Transport New Light" svg:font-family="'Transport New 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0T15:11:50.018981968</meta:creation-date>
    <dc:date>2025-03-19T11:34:20.529621839</dc:date>
    <meta:editing-duration>PT1H31M18S</meta:editing-duration>
    <meta:editing-cycles>9</meta:editing-cycles>
    <meta:generator>LibreOffice/7.3.7.2$Linux_X86_64 LibreOffice_project/30$Build-2</meta:generator>
    <meta:document-statistic meta:table-count="0" meta:image-count="0" meta:object-count="0" meta:page-count="2" meta:paragraph-count="38" meta:word-count="616" meta:character-count="3327" meta:non-whitespace-character-count="2757"/>
  </office:meta>
</office:document-meta>
</file>